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83cm" svg:height="0.793cm" draw:transform="skewX (-0.000698131700797736) rotate (-1.55334303427495) translate (3.49010818644951cm 2.4140033268213cm)" svg:viewBox="0 0 6284 794" svg:d="M137 704c340 32 2259 81 2977 89 720 9 2764-34 3138-41 127 5-161-706-272-711-336-11-1677 120-2514 132-837 10-3056-99-3412-173-120-14-16 694 83 704z">
          <text:p/>
        </draw:path>
        <draw:path draw:style-name="gr1" draw:text-style-name="P1" draw:layer="layout" svg:width="6.21cm" svg:height="0.965cm" draw:transform="rotate (-1.62402886898072) translate (7.46913764364491cm 2.0496787640959cm)" svg:viewBox="0 0 6211 966" svg:d="M386 965c231-29 1926-262 3043-299 1118-37 2359 58 2736 52 130 2-42-680-148-695-348-50-1779-8-2722 25-943 34-2903 173-3184 219-284 48 41 726 275 698z">
          <text:p/>
        </draw:path>
        <draw:path draw:style-name="gr1" draw:text-style-name="P1" draw:layer="layout" svg:width="2.797cm" svg:height="7.146cm" draw:transform="skewX (0.000349065850398861) rotate (2.91731784470852) translate (5.55152773388672cm 9.2421585886569cm)" svg:viewBox="0 0 2798 7147" svg:d="M1 6884c87-185 948-2714 1157-3408 209-696 934-3065 990-3422 44-134 680 9 649 141-64 281-829 2715-1134 3633-307 918-890 2877-1033 3270-57 165-656-129-629-214z">
          <text:p/>
        </draw:path>
        <draw:path draw:style-name="gr1" draw:text-style-name="P1" draw:layer="layout" svg:width="0.902cm" svg:height="0.661cm" draw:transform="rotate (-2.15687788961459) translate (3.68079114539899cm 8.39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7.3216244787323cm 2.15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3.61862398526099cm 2.47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7.25945731859431cm 7.969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6:46.319000000</dc:date>
    <meta:editing-duration>PT2M56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